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Jun 25 12:35:50 2017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Jun 25 12:35:50 2017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3977">
            <draw:g id="g3374">
              <draw:path id="path3376" draw:style-name="style0" draw:layer="layout" svg:x="50.272cm" svg:y="15.929cm" svg:width="6.448cm" svg:height="16.486cm" svg:viewBox="0.0 0.0 6447.987 16485.978" svg:d="M 106977.707 48329.235 C 106977.707 42233.300 104687.037 36359.928 100559.867 31873.628 L 106977.707 48329.235 ">
                <!-- 3 nodes -->
              </draw:path>
              <draw:path id="path3378" draw:style-name="style0" draw:layer="layout" svg:x="8.080cm" svg:y="15.929cm" svg:width="6.448cm" svg:height="16.486cm" svg:viewBox="0.0 0.0 6448.131 16486.134" svg:d="M 22592.290 31873.316 C 18465.031 36359.633 16174.306 42233.071 16174.306 48329.079 L 22592.290 31873.316 ">
                <!-- 3 nodes -->
              </draw:path>
              <draw:path id="path3380" draw:style-name="style0" draw:layer="layout" svg:x="62.077cm" svg:y="32.377cm" svg:width="0.045cm" svg:height="0.045cm" svg:viewBox="0.0 0.0 45.000 45.000" svg:d="M 124185.000 64777.499 C 124185.000 64773.357 124181.642 64769.999 124177.500 64769.999 C 124173.358 64769.999 124170.000 64773.357 124170.000 64777.499 C 124170.000 64781.641 124173.358 64784.999 124177.500 64784.999 C 124181.642 64784.999 124185.000 64781.641 124185.000 64777.499 L 124185.000 64777.499 Z">
                <!-- 6 nodes -->
              </draw:path>
              <draw:path id="path3382" draw:style-name="style0" draw:layer="layout" svg:x="58.098cm" svg:y="17.527cm" svg:width="0.045cm" svg:height="0.045cm" svg:viewBox="0.0 0.0 45.000 45.000" svg:d="M 116226.912 35077.499 C 116226.912 35073.357 116223.554 35069.999 116219.412 35069.999 C 116215.270 35069.999 116211.912 35073.357 116211.912 35077.499 C 116211.912 35081.641 116215.270 35084.999 116219.412 35084.999 C 116223.554 35084.999 116226.912 35081.641 116226.912 35077.499 L 116226.912 35077.499 Z">
                <!-- 6 nodes -->
              </draw:path>
              <draw:path id="path3384" draw:style-name="style0" draw:layer="layout" svg:x="58.098cm" svg:y="47.227cm" svg:width="0.045cm" svg:height="0.045cm" svg:viewBox="0.0 0.0 45.000 45.000" svg:d="M 116226.912 94477.499 C 116226.912 94473.357 116223.554 94469.999 116219.412 94469.999 C 116215.270 94469.999 116211.912 94473.357 116211.912 94477.499 C 116211.912 94481.641 116215.270 94484.999 116219.412 94484.999 C 116223.554 94484.999 116226.912 94481.641 116226.912 94477.499 L 116226.912 94477.499 Z">
                <!-- 6 nodes -->
              </draw:path>
              <draw:path id="path3386" draw:style-name="style0" draw:layer="layout" svg:x="47.227cm" svg:y="58.098cm" svg:width="0.045cm" svg:height="0.045cm" svg:viewBox="0.0 0.0 45.000 45.000" svg:d="M 94485.000 116219.411 C 94485.000 116215.269 94481.642 116211.911 94477.500 116211.911 C 94473.358 116211.911 94470.000 116215.269 94470.000 116219.411 C 94470.000 116223.553 94473.358 116226.911 94477.500 116226.911 C 94481.642 116226.911 94485.000 116223.553 94485.000 116219.411 L 94485.000 116219.411 Z">
                <!-- 6 nodes -->
              </draw:path>
              <draw:path id="path3388" draw:style-name="style0" draw:layer="layout" svg:x="32.377cm" svg:y="62.077cm" svg:width="0.045cm" svg:height="0.045cm" svg:viewBox="0.0 0.0 45.000 45.000" svg:d="M 64785.000 124177.499 C 64785.000 124173.357 64781.642 124169.999 64777.500 124169.999 C 64773.358 124169.999 64770.000 124173.357 64770.000 124177.499 C 64770.000 124181.641 64773.358 124184.999 64777.500 124184.999 C 64781.642 124184.999 64785.000 124181.641 64785.000 124177.499 L 64785.000 124177.499 Z">
                <!-- 6 nodes -->
              </draw:path>
              <draw:path id="path3390" draw:style-name="style0" draw:layer="layout" svg:x="17.527cm" svg:y="58.098cm" svg:width="0.045cm" svg:height="0.045cm" svg:viewBox="0.0 0.0 45.000 45.000" svg:d="M 35085.000 116219.411 C 35085.000 116215.269 35081.642 116211.911 35077.500 116211.911 C 35073.358 116211.911 35070.000 116215.269 35070.000 116219.411 C 35070.000 116223.553 35073.358 116226.911 35077.500 116226.911 C 35081.642 116226.911 35085.000 116223.553 35085.000 116219.411 L 35085.000 116219.411 Z">
                <!-- 6 nodes -->
              </draw:path>
              <draw:path id="path3392" draw:style-name="style0" draw:layer="layout" svg:x="6.657cm" svg:y="47.227cm" svg:width="0.045cm" svg:height="0.045cm" svg:viewBox="0.0 0.0 45.000 45.000" svg:d="M 13343.088 94477.499 C 13343.088 94473.357 13339.730 94469.999 13335.588 94469.999 C 13331.446 94469.999 13328.088 94473.357 13328.088 94477.499 C 13328.088 94481.641 13331.446 94484.999 13335.588 94484.999 C 13339.730 94484.999 13343.088 94481.641 13343.088 94477.499 L 13343.088 94477.499 Z">
                <!-- 6 nodes -->
              </draw:path>
              <draw:path id="path3394" draw:style-name="style0" draw:layer="layout" svg:x="2.677cm" svg:y="32.377cm" svg:width="0.045cm" svg:height="0.045cm" svg:viewBox="0.0 0.0 45.000 45.000" svg:d="M 5385.000 64777.499 C 5385.000 64773.357 5381.642 64769.999 5377.500 64769.999 C 5373.358 64769.999 5370.000 64773.357 5370.000 64777.499 C 5370.000 64781.641 5373.358 64784.999 5377.500 64784.999 C 5381.642 64784.999 5385.000 64781.641 5385.000 64777.499 L 5385.000 64777.499 Z">
                <!-- 6 nodes -->
              </draw:path>
              <draw:path id="path3396" draw:style-name="style0" draw:layer="layout" svg:x="6.657cm" svg:y="17.527cm" svg:width="0.045cm" svg:height="0.045cm" svg:viewBox="0.0 0.0 45.000 45.000" svg:d="M 13343.088 35077.499 C 13343.088 35073.357 13339.730 35069.999 13335.588 35069.999 C 13331.446 35069.999 13328.088 35073.357 13328.088 35077.499 C 13328.088 35081.641 13331.446 35084.999 13335.588 35084.999 C 13339.730 35084.999 13343.088 35081.641 13343.088 35077.499 L 13343.088 35077.499 Z">
                <!-- 6 nodes -->
              </draw:path>
              <draw:path id="path3398" draw:style-name="style0" draw:layer="layout" svg:x="5.989cm" svg:y="16.860cm" svg:width="1.380cm" svg:height="1.380cm" svg:viewBox="0.0 0.0 1380.000 1379.999" svg:d="M 13343.088 34410.000 C 13343.088 34230.978 13271.972 34059.289 13145.385 33932.702 C 13018.798 33806.116 12847.109 33735.000 12668.088 33735.000 C 12489.067 33735.000 12317.378 33806.116 12190.791 33932.702 C 12064.204 34059.289 11993.088 34230.978 11993.088 34410.000 C 11993.088 34589.021 12064.204 34760.710 12190.791 34887.297 C 12317.378 35013.884 12489.067 35084.999 12668.088 35084.999 C 12847.109 35084.999 13018.798 35013.884 13145.385 34887.297 C 13271.972 34760.710 13343.088 34589.021 13343.088 34410.000 L 13343.088 34410.000 Z">
                <!-- 10 nodes -->
              </draw:path>
              <draw:path id="path3400" draw:style-name="style0" draw:layer="layout" svg:x="2.010cm" svg:y="31.710cm" svg:width="1.380cm" svg:height="1.380cm" svg:viewBox="0.0 0.0 1380.000 1379.999" svg:d="M 5385.000 64109.999 C 5385.000 63930.978 5313.884 63759.289 5187.297 63632.702 C 5060.710 63506.115 4889.021 63435.000 4710.000 63435.000 C 4530.979 63435.000 4359.290 63506.115 4232.703 63632.702 C 4106.116 63759.289 4035.000 63930.978 4035.000 64109.999 C 4035.000 64289.020 4106.116 64460.709 4232.703 64587.296 C 4359.290 64713.883 4530.979 64784.999 4710.000 64784.999 C 4889.021 64784.999 5060.710 64713.883 5187.297 64587.296 C 5313.884 64460.709 5385.000 64289.020 5385.000 64109.999 L 5385.000 64109.999 Z">
                <!-- 10 nodes -->
              </draw:path>
              <draw:path id="path3402" draw:style-name="style0" draw:layer="layout" svg:x="5.989cm" svg:y="46.560cm" svg:width="1.380cm" svg:height="1.380cm" svg:viewBox="0.0 0.0 1380.000 1379.999" svg:d="M 13343.088 93810.000 C 13343.088 93630.978 13271.972 93459.289 13145.385 93332.702 C 13018.798 93206.116 12847.109 93135.000 12668.088 93135.000 C 12489.067 93135.000 12317.378 93206.116 12190.791 93332.702 C 12064.204 93459.289 11993.088 93630.978 11993.088 93810.000 C 11993.088 93989.021 12064.204 94160.710 12190.791 94287.297 C 12317.378 94413.884 12489.067 94484.999 12668.088 94484.999 C 12847.109 94484.999 13018.798 94413.884 13145.385 94287.297 C 13271.972 94160.710 13343.088 93989.021 13343.088 93810.000 L 13343.088 93810.000 Z">
                <!-- 10 nodes -->
              </draw:path>
              <draw:path id="path3404" draw:style-name="style0" draw:layer="layout" svg:x="16.860cm" svg:y="57.431cm" svg:width="1.380cm" svg:height="1.380cm" svg:viewBox="0.0 0.0 1380.000 1379.999" svg:d="M 35085.000 115551.911 C 35085.000 115372.890 35013.884 115201.201 34887.297 115074.614 C 34760.710 114948.027 34589.021 114876.911 34410.000 114876.911 C 34230.979 114876.911 34059.290 114948.027 33932.703 115074.614 C 33806.116 115201.201 33735.000 115372.890 33735.000 115551.911 C 33735.000 115730.932 33806.116 115902.621 33932.703 116029.208 C 34059.290 116155.795 34230.979 116226.911 34410.000 116226.911 C 34589.021 116226.911 34760.710 116155.795 34887.297 116029.208 C 35013.884 115902.621 35085.000 115730.932 35085.000 115551.911 L 35085.000 115551.911 Z">
                <!-- 10 nodes -->
              </draw:path>
              <draw:path id="path3406" draw:style-name="style0" draw:layer="layout" svg:x="31.710cm" svg:y="61.410cm" svg:width="1.380cm" svg:height="1.380cm" svg:viewBox="0.0 0.0 1380.000 1379.999" svg:d="M 64785.000 123510.000 C 64785.000 123330.978 64713.884 123159.289 64587.297 123032.702 C 64460.710 122906.115 64289.021 122835.000 64110.000 122835.000 C 63930.979 122835.000 63759.290 122906.115 63632.703 123032.702 C 63506.116 123159.289 63435.000 123330.978 63435.000 123510.000 C 63435.000 123689.021 63506.116 123860.710 63632.703 123987.297 C 63759.290 124113.883 63930.979 124184.999 64110.000 124184.999 C 64289.021 124184.999 64460.710 124113.883 64587.297 123987.297 C 64713.884 123860.710 64785.000 123689.021 64785.000 123510.000 L 64785.000 123510.000 Z">
                <!-- 10 nodes -->
              </draw:path>
              <draw:path id="path3408" draw:style-name="style0" draw:layer="layout" svg:x="46.560cm" svg:y="57.431cm" svg:width="1.380cm" svg:height="1.380cm" svg:viewBox="0.0 0.0 1380.000 1379.999" svg:d="M 94485.000 115551.911 C 94485.000 115372.890 94413.884 115201.201 94287.297 115074.614 C 94160.710 114948.027 93989.021 114876.911 93810.000 114876.911 C 93630.979 114876.911 93459.290 114948.027 93332.703 115074.614 C 93206.116 115201.201 93135.000 115372.890 93135.000 115551.911 C 93135.000 115730.932 93206.116 115902.621 93332.703 116029.208 C 93459.290 116155.795 93630.979 116226.911 93810.000 116226.911 C 93989.021 116226.911 94160.710 116155.795 94287.297 116029.208 C 94413.884 115902.621 94485.000 115730.932 94485.000 115551.911 L 94485.000 115551.911 Z">
                <!-- 10 nodes -->
              </draw:path>
              <draw:path id="path3410" draw:style-name="style0" draw:layer="layout" svg:x="57.431cm" svg:y="46.560cm" svg:width="1.380cm" svg:height="1.380cm" svg:viewBox="0.0 0.0 1380.000 1379.999" svg:d="M 116226.912 93810.000 C 116226.912 93630.978 116155.796 93459.289 116029.209 93332.702 C 115902.622 93206.115 115730.933 93135.000 115551.912 93135.000 C 115372.891 93135.000 115201.202 93206.115 115074.615 93332.702 C 114948.028 93459.289 114876.912 93630.978 114876.912 93810.000 C 114876.912 93989.021 114948.028 94160.710 115074.615 94287.297 C 115201.202 94413.883 115372.891 94484.999 115551.912 94484.999 C 115730.933 94484.999 115902.622 94413.883 116029.209 94287.297 C 116155.796 94160.710 116226.912 93989.021 116226.912 93810.000 L 116226.912 93810.000 Z">
                <!-- 10 nodes -->
              </draw:path>
              <draw:path id="path3412" draw:style-name="style0" draw:layer="layout" svg:x="61.410cm" svg:y="31.710cm" svg:width="1.380cm" svg:height="1.380cm" svg:viewBox="0.0 0.0 1380.000 1379.999" svg:d="M 124185.000 64109.999 C 124185.000 63930.978 124113.884 63759.289 123987.297 63632.702 C 123860.710 63506.115 123689.021 63434.999 123510.000 63434.999 C 123330.979 63434.999 123159.290 63506.115 123032.703 63632.702 C 122906.116 63759.289 122835.000 63930.978 122835.000 64109.999 C 122835.000 64289.020 122906.116 64460.709 123032.703 64587.296 C 123159.290 64713.883 123330.979 64784.999 123510.000 64784.999 C 123689.021 64784.999 123860.710 64713.883 123987.297 64587.296 C 124113.884 64460.709 124185.000 64289.020 124185.000 64109.999 L 124185.000 64109.999 Z">
                <!-- 10 nodes -->
              </draw:path>
              <draw:path id="path3414" draw:style-name="style0" draw:layer="layout" svg:x="57.431cm" svg:y="16.860cm" svg:width="1.380cm" svg:height="1.380cm" svg:viewBox="0.0 0.0 1380.000 1379.999" svg:d="M 116226.912 34410.000 C 116226.912 34230.978 116155.796 34059.289 116029.209 33932.702 C 115902.622 33806.115 115730.933 33735.000 115551.912 33735.000 C 115372.891 33735.000 115201.202 33806.115 115074.615 33932.702 C 114948.028 34059.289 114876.912 34230.978 114876.912 34410.000 C 114876.912 34589.021 114948.028 34760.710 115074.615 34887.297 C 115201.202 35013.883 115372.891 35084.999 115551.912 35084.999 C 115730.933 35084.999 115902.622 35013.883 116029.209 34887.297 C 116155.796 34760.710 116226.912 34589.021 116226.912 34410.000 L 116226.912 34410.000 Z">
                <!-- 10 nodes -->
              </draw:path>
              <draw:path id="path3416" draw:style-name="style0" draw:layer="layout" svg:x="5.989cm" svg:y="16.860cm" svg:width="1.380cm" svg:height="1.380cm" svg:viewBox="0.0 0.0 1380.000 1379.999" svg:d="M 13343.088 34410.000 C 13343.088 34230.978 13271.972 34059.289 13145.385 33932.702 C 13018.798 33806.116 12847.109 33735.000 12668.088 33735.000 C 12489.067 33735.000 12317.378 33806.116 12190.791 33932.702 C 12064.204 34059.289 11993.088 34230.978 11993.088 34410.000 C 11993.088 34589.021 12064.204 34760.710 12190.791 34887.297 C 12317.378 35013.884 12489.067 35084.999 12668.088 35084.999 C 12847.109 35084.999 13018.798 35013.884 13145.385 34887.297 C 13271.972 34760.710 13343.088 34589.021 13343.088 34410.000 L 13343.088 34410.000 Z">
                <!-- 10 nodes -->
              </draw:path>
              <draw:path id="path3418" draw:style-name="style0" draw:layer="layout" svg:x="2.010cm" svg:y="31.710cm" svg:width="1.380cm" svg:height="1.380cm" svg:viewBox="0.0 0.0 1380.000 1379.999" svg:d="M 5385.000 64109.999 C 5385.000 63930.978 5313.884 63759.289 5187.297 63632.702 C 5060.710 63506.115 4889.021 63435.000 4710.000 63435.000 C 4530.979 63435.000 4359.290 63506.115 4232.703 63632.702 C 4106.116 63759.289 4035.000 63930.978 4035.000 64109.999 C 4035.000 64289.020 4106.116 64460.709 4232.703 64587.296 C 4359.290 64713.883 4530.979 64784.999 4710.000 64784.999 C 4889.021 64784.999 5060.710 64713.883 5187.297 64587.296 C 5313.884 64460.709 5385.000 64289.020 5385.000 64109.999 L 5385.000 64109.999 Z">
                <!-- 10 nodes -->
              </draw:path>
              <draw:path id="path3420" draw:style-name="style0" draw:layer="layout" svg:x="10.158cm" svg:y="10.202cm" svg:width="54.657cm" svg:height="54.613cm" svg:viewBox="0.0 0.0 54656.847 54613.195" svg:d="M 20331.470 66175.826 C 23367.096 69037.957 26926.940 71286.854 30815.428 72798.965 C 34703.916 74311.076 38847.853 75057.939 43019.577 74998.521 C 47191.301 74939.102 51312.285 74074.522 55156.130 72452.279 C 58999.975 70830.036 62494.325 68480.667 65447.207 65533.243 C 68400.088 62585.819 70755.919 59095.821 72385.270 55254.985 C 74014.622 51414.148 74886.825 47294.770 74953.961 43123.163 C 75021.097 38951.556 74281.903 34806.244 72776.988 30914.965 C 71272.073 27023.686 69029.766 23459.688 66173.257 20418.772 L 20331.470 66175.826 ">
                <!-- 10 nodes -->
              </draw:path>
              <draw:path id="path3422" draw:style-name="style0" draw:layer="layout" svg:x="-0.015cm" svg:y="10.158cm" svg:width="8.856cm" svg:height="44.484cm" svg:viewBox="0.0 0.0 8856.128 44483.686" svg:d="M 8810.981 20331.469 C 6002.091 23310.627 3783.346 26795.204 2272.227 30600.695 C 761.107 34406.185 -15.000 38463.618 -15.000 42558.156 C -15.000 46652.694 761.107 50710.127 2272.227 54515.618 C 3783.346 58321.108 6002.091 61805.685 8810.981 64784.843 L 8810.981 20331.469 ">
                <!-- 6 nodes -->
              </draw:path>
              <draw:path id="path3424" draw:style-name="style0" draw:layer="layout" svg:x="46.824cm" svg:y="45.383cm" svg:width="0.095cm" svg:height="0.063cm" svg:viewBox="0.0 0.0 94.749 63.163" svg:d="M 93663.685 90813.738 L 93728.053 90780.771 L 93663.685 90813.738 ">
                <!-- 3 nodes -->
              </draw:path>
              <draw:path id="path3426" draw:style-name="style0" draw:layer="layout" svg:x="46.889cm" svg:y="32.385cm" svg:width="9.826cm" svg:height="13.028cm" svg:viewBox="0.0 0.0 9826.394 13028.252" svg:d="M 93792.423 77782.718 L 94918.188 77189.285 L 95982.987 76556.648 L 96985.254 75886.994 L 97923.369 75182.402 L 98795.712 74445.086 L 99600.636 73677.152 L 100336.575 72880.733 L 101001.882 72057.989 L 101594.991 71211.026 L 102114.228 70342.031 L 102558.000 69453.110 L 102924.714 68546.423 L 103212.750 67624.130 L 103420.488 66688.307 L 103546.308 65741.150 L 103588.617 64784.780 L 93792.423 77782.718 ">
                <!-- 18 nodes -->
              </draw:path>
              <draw:path id="path3428" draw:style-name="style0" draw:layer="layout" svg:x="8.085cm" svg:y="32.385cm" svg:width="36.872cm" svg:height="16.229cm" svg:viewBox="0.0 0.0 36871.848 16228.623" svg:d="M 16184.988 64784.786 L 16239.825 65874.333 L 16402.608 66950.253 L 16670.664 68009.531 L 17041.374 69049.112 L 17512.065 70066.012 L 18080.118 71057.209 L 18742.833 72019.651 L 19497.645 72950.341 L 20341.854 73846.228 L 21272.814 74704.316 L 22287.879 75521.552 L 23384.430 76294.966 L 24559.821 77021.482 L 25811.352 77698.102 L 27136.431 78321.803 L 28532.412 78889.558 L 29982.339 79393.648 L 31467.555 79828.375 L 32982.822 80193.821 L 34522.875 80490.010 L 36082.449 80716.973 L 37656.333 80874.814 L 39239.277 80963.536 L 40826.010 80983.193 L 42411.288 80933.836 L 43989.858 80815.549 L 45556.479 80628.332 L 47105.901 80372.263 L 48632.886 80047.399 L 50132.169 79653.740 L 51598.485 79191.391 L 53026.623 78660.383 L 16184.988 64784.786 ">
                <!-- 34 nodes -->
              </draw:path>
              <draw:path id="path3430" draw:style-name="style0" draw:layer="layout" svg:x="51.285cm" svg:y="16.942cm" svg:width="1.718cm" svg:height="2.393cm" svg:viewBox="0.0 0.0 1717.715 2392.715" svg:d="M 104272.286 36261.280 L 104272.286 33898.780 L 102584.786 33898.780 L 104272.286 36261.280 ">
                <!-- 4 nodes -->
              </draw:path>
              <draw:path id="path3432" draw:style-name="style0" draw:layer="layout" svg:x="11.797cm" svg:y="16.942cm" svg:width="1.718cm" svg:height="2.393cm" svg:viewBox="0.0 0.0 1717.715 2392.715" svg:d="M 23609.998 36261.280 L 23609.998 33898.780 L 25297.498 33898.780 L 23609.998 36261.280 ">
                <!-- 4 nodes -->
              </draw:path>
              <draw:path id="path3434" draw:style-name="style0" draw:layer="layout" svg:x="48.840cm" svg:y="14.497cm" svg:width="1.462cm" svg:height="1.462cm" svg:viewBox="0.0 0.0 1462.248 1462.140" svg:d="M 97695.958 29009.956 L 99127.903 30441.793 L 97695.958 29009.956 ">
                <!-- 3 nodes -->
              </draw:path>
              <draw:path id="path3436" draw:style-name="style0" draw:layer="layout" svg:x="10.202cm" svg:y="8.770cm" svg:width="1.462cm" svg:height="1.462cm" svg:viewBox="0.0 0.0 1462.194 1462.194" svg:d="M 20418.610 17554.827 L 21850.501 18986.718 L 20418.610 17554.827 ">
                <!-- 3 nodes -->
              </draw:path>
              <draw:path id="path3438" draw:style-name="style0" draw:layer="layout" svg:x="48.840cm" svg:y="13.066cm" svg:width="1.462cm" svg:height="1.462cm" svg:viewBox="0.0 0.0 1462.194 1462.194" svg:d="M 99127.849 26146.174 L 97695.958 27578.065 L 99127.849 26146.174 ">
                <!-- 3 nodes -->
              </draw:path>
              <draw:path id="path3440" draw:style-name="style0" draw:layer="layout" svg:x="51.704cm" svg:y="13.065cm" svg:width="1.462cm" svg:height="1.462cm" svg:viewBox="0.0 0.0 1462.194 1462.194" svg:d="M 104855.521 26146.066 L 103423.630 27577.957 L 104855.521 26146.066 ">
                <!-- 3 nodes -->
              </draw:path>
              <draw:path id="path3442" draw:style-name="style0" draw:layer="layout" svg:x="51.704cm" svg:y="10.202cm" svg:width="1.462cm" svg:height="1.462cm" svg:viewBox="0.0 0.0 1462.194 1462.194" svg:d="M 104855.413 20418.609 L 103423.522 21850.500 L 104855.413 20418.609 ">
                <!-- 3 nodes -->
              </draw:path>
              <draw:path id="path3444" draw:style-name="style0" draw:layer="layout" svg:x="54.568cm" svg:y="10.202cm" svg:width="1.462cm" svg:height="1.462cm" svg:viewBox="0.0 0.0 1462.194 1462.194" svg:d="M 110583.085 20418.501 L 109151.194 21850.392 L 110583.085 20418.501 ">
                <!-- 3 nodes -->
              </draw:path>
              <draw:path id="path3446" draw:style-name="style0" draw:layer="layout" svg:x="13.065cm" svg:y="14.497cm" svg:width="1.462cm" svg:height="1.462cm" svg:viewBox="0.0 0.0 1462.194 1462.194" svg:d="M 26146.066 29009.848 L 27577.957 30441.739 L 26146.066 29009.848 ">
                <!-- 3 nodes -->
              </draw:path>
              <draw:path id="path3448" draw:style-name="style0" draw:layer="layout" svg:x="13.066cm" svg:y="11.634cm" svg:width="1.462cm" svg:height="1.462cm" svg:viewBox="0.0 0.0 1462.194 1462.194" svg:d="M 26146.174 23282.391 L 27578.065 24714.282 L 26146.174 23282.391 ">
                <!-- 3 nodes -->
              </draw:path>
              <draw:path id="path3450" draw:style-name="style0" draw:layer="layout" svg:x="10.202cm" svg:y="11.634cm" svg:width="1.462cm" svg:height="1.462cm" svg:viewBox="0.0 0.0 1462.194 1462.194" svg:d="M 20418.502 23282.283 L 21850.393 24714.174 L 20418.502 23282.283 ">
                <!-- 3 nodes -->
              </draw:path>
              <draw:path id="path3452" draw:style-name="style0" draw:layer="layout" svg:x="50.272cm" svg:y="13.066cm" svg:width="1.462cm" svg:height="1.462cm" svg:viewBox="0.0 0.0 1462.248 1462.140" svg:d="M 100559.740 26146.174 L 101991.685 27578.011 L 100559.740 26146.174 ">
                <!-- 3 nodes -->
              </draw:path>
              <draw:path id="path3454" draw:style-name="style0" draw:layer="layout" svg:x="13.065cm" svg:y="13.066cm" svg:width="1.462cm" svg:height="1.462cm" svg:viewBox="0.0 0.0 1462.248 1462.140" svg:d="M 27578.011 26146.174 L 26146.066 27578.011 L 27578.011 26146.174 ">
                <!-- 3 nodes -->
              </draw:path>
              <draw:path id="path3456" draw:style-name="style0" draw:layer="layout" svg:x="51.704cm" svg:y="11.634cm" svg:width="1.462cm" svg:height="1.462cm" svg:viewBox="0.0 0.0 1462.248 1462.140" svg:d="M 103423.522 23282.391 L 104855.467 24714.228 L 103423.522 23282.391 ">
                <!-- 3 nodes -->
              </draw:path>
              <draw:path id="path3458" draw:style-name="style0" draw:layer="layout" svg:x="11.634cm" svg:y="11.634cm" svg:width="1.462cm" svg:height="1.462cm" svg:viewBox="0.0 0.0 1462.248 1462.140" svg:d="M 24714.229 23282.391 L 23282.284 24714.228 L 24714.229 23282.391 ">
                <!-- 3 nodes -->
              </draw:path>
              <draw:path id="path3460" draw:style-name="style0" draw:layer="layout" svg:x="53.136cm" svg:y="10.202cm" svg:width="1.462cm" svg:height="1.462cm" svg:viewBox="0.0 0.0 1462.248 1462.140" svg:d="M 106287.304 20418.609 L 107719.249 21850.446 L 106287.304 20418.609 ">
                <!-- 3 nodes -->
              </draw:path>
              <draw:path id="path3462" draw:style-name="style0" draw:layer="layout" svg:x="10.202cm" svg:y="10.202cm" svg:width="1.462cm" svg:height="1.462cm" svg:viewBox="0.0 0.0 1462.248 1462.140" svg:d="M 21850.447 20418.609 L 20418.502 21850.446 L 21850.447 20418.609 ">
                <!-- 3 nodes -->
              </draw:path>
              <draw:path id="path3464" draw:style-name="style0" draw:layer="layout" svg:x="8.770cm" svg:y="8.770cm" svg:width="1.462cm" svg:height="1.462cm" svg:viewBox="0.0 0.0 1462.248 1462.140" svg:d="M 18986.665 17554.827 L 17554.720 18986.664 L 18986.665 17554.827 ">
                <!-- 3 nodes -->
              </draw:path>
              <draw:path id="path3466" draw:style-name="style0" draw:layer="layout" svg:x="44.857cm" svg:y="45.416cm" svg:width="5.441cm" svg:height="4.893cm" svg:viewBox="0.0 0.0 5440.904 4892.959" svg:d="M 91696.045 90846.651 L 95132.902 94283.508 L 93712.216 95703.249 L 89728.366 91719.399 L 91696.045 90846.651 ">
                <!-- 5 nodes -->
              </draw:path>
              <draw:path id="path3468" draw:style-name="style0" draw:layer="layout" svg:x="8.839cm" svg:y="48.840cm" svg:width="7.158cm" svg:height="7.190cm" svg:viewBox="0.0 0.0 7158.227 7190.035" svg:d="M 17693.879 103431.344 L 23355.887 97701.512 L 24815.669 99156.947 L 19056.245 104855.135 L 17693.879 103431.344 ">
                <!-- 5 nodes -->
              </draw:path>
            </draw:g>
            <!-- id="g3374" -->
          </draw:g>
          <!-- id="g3977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un Jun 25 12:35:50 2017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none" draw:stroke="solid" svg:stroke-width="1.000pt" svg:stroke-color="#00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un Jun 25 12:35:50 2017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1 r13725</meta:generator>
    <meta:initial-creator>Inkscape.org - 0.91 r13725</meta:initial-creator>
    <meta:creation-date>2017-06-25 12:35:50</meta:creation-date>
    <dc:date>2017-06-25 12:35:50</dc:date>
    <dc:format>image/svg+xml</dc:format>
  </office:meta>
</office:document-meta>
</file>